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youtPreservingProperties.isRemoveCom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ir.stripStart( String s , String char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ayoutPreservingProperties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ayoutPreservingProperties.unescape( String 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LayoutPreservingProperties.removeCommentsEndingAt( int po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LayoutPreservingProperties.LayoutPreservingProperties( Properties defaul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icalLine.LogicalLine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PreservingProperties.escapeValu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ir.setNew( boolean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PreservingProperties.unescapeUnicode( char [ ] ch ,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i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PreservingProperties.put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ayoutPreservingProperties.listLines( PrintStream ou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ayoutPreservingProperties.innerSetProperty( String key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mment.Commen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ank.Bla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PreservingProperties.requiresContinuation( String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ayoutPreservingProperties.LayoutPreserving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ir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youtPreservingProperties.setRemoveComments( boolean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ir.Pair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ir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i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PreservingProperties.escapeUnicode( char 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gicalLine.set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PreservingProperties.store( OutputStream out , String head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LayoutPreservingProperties.setProperty( String key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ayoutPreservingProperties.clon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air.indexOfAny( String s , String char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ogicalLin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ir.isN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PreservingProperties.readLines( InputStream i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LayoutPreservingProperties.escapeNam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PreservingProperties.load( InputStream in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ayoutPreservingProperties.remove( Objec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ir.Pair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PreservingProperties.escape( String s , boolean escapeAllSpace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Pair.parsePair(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ir.findFirstSeparator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ayoutPreservingProperties.saveAs( File d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